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500000002D0396469D7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Inspiration-title">
      <style:graphic-properties draw:fill-color="#ffffff" draw:auto-grow-height="true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10.001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12.199cm" style:use-optimal-column-width="false"/>
    </style:style>
    <style:style style:name="co2" style:family="table-column">
      <style:table-column-properties style:column-width="12.5cm" style:use-optimal-column-width="false"/>
    </style:style>
    <style:style style:name="ro1" style:family="table-row">
      <style:table-row-properties style:row-height="9.75cm" style:use-optimal-row-height="false"/>
    </style:style>
    <style:style style:name="ro2" style:family="table-row">
      <style:table-row-properties style:row-height="10.07cm" style:use-optimal-row-height="false"/>
    </style:style>
    <style:style style:name="ce1" style:family="table-cell">
      <loext:graphic-properties draw:textarea-vertical-align="middle"/>
      <style:paragraph-properties fo:text-align="start"/>
      <style:text-properties fo:font-size="20pt" fo:background-color="#ffff00" style:font-size-asian="20pt" style:font-size-complex="20pt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50pt" style:font-size-asian="50pt" style:font-size-complex="50pt"/>
    </style:style>
    <style:style style:name="P3" style:family="paragraph">
      <style:paragraph-properties fo:margin-top="0.42cm" fo:margin-bottom="0.35cm" fo:text-align="start"/>
      <style:text-properties fo:font-size="10pt" fo:background-color="transparen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fo:background-color="transparen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draw:frame presentation:style-name="pr1" draw:text-style-name="P2" draw:layer="layout" svg:width="24cm" svg:height="1.97cm" svg:x="1.5cm" svg:y="1.14cm" presentation:class="title">
          <draw:text-box>
            <text:p text:style-name="P1"><text:span text:style-name="T1">Гомеостаз</text:span></text:p>
          </draw:text-box>
        </draw:frame>
        <draw:frame draw:style-name="gr1" draw:layer="layout" svg:width="12.198cm" svg:height="9.749cm" svg:x="1.5cm" svg:y="3.75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2">Способность организма восстанавливать и поддерживать внутреннее равновесие, несмотря на действие внешней среды, называется гомеостаз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2.199cm" svg:height="6.861cm" svg:x="14.309cm" svg:y="5.319cm" presentation:class="graphic" presentation:user-transformed="true">
          <draw:image xlink:href="Pictures/1000000000000500000002D0396469D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presentation:style-name="pr4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draw:style-name="gr1" draw:layer="layout" svg:width="24.999cm" svg:height="10.069cm" svg:x="1.5cm" svg:y="3.75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bg-none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9:13:48.954058833</meta:creation-date>
    <meta:editing-duration>PT36M35S</meta:editing-duration>
    <meta:editing-cycles>6</meta:editing-cycles>
    <meta:generator>LibreOffice/24.2.7.2$Linux_X86_64 LibreOffice_project/420$Build-2</meta:generator>
    <dc:title>Inspiration</dc:title>
    <dc:date>2026-01-02T13:32:20.247786321</dc:date>
    <meta:document-statistic meta:object-count="41"/>
  </office:meta>
</office:document-meta>
</file>